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9" table:style-name="ta1">
        <table:shapes>
          <draw:frame draw:z-index="0" draw:style-name="gr1" draw:text-style-name="P1" svg:width="159.99mm" svg:height="89.99mm" svg:x="289.53mm" svg:y="0mm">
            <loext:p draw:notify-on-update-of-ranges="test169.B1:test169.B1 test169.B2:test169.B69 test169.C1:test169.C1 test169.C2:test169.C69 test169.D1:test169.D1 test169.D2:test169.D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4.59mm" svg:height="89.99mm" svg:x="292.41mm" svg:y="89.54mm">
            <loext:p draw:notify-on-update-of-ranges="test169.B2:test169.B69 test169.G1:test169.G1 test169.G2:test169.G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5.32mm" svg:y="94.84mm">
            <loext:p draw:notify-on-update-of-ranges="test169.B2:test169.B69 test169.F1:test169.F1 test169.F2:test169.F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5.75mm" svg:y="1mm">
            <loext:p draw:notify-on-update-of-ranges="test169.G1:test169.G1 test169.G2:test169.G69 test169.C1:test169.C1 test169.C2:test169.C69 test169.G1:test169.G1 test169.G2:test169.G69 test169.D1:test169.D1 test169.D2:test169.D6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49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" calcext:value-type="float">
            <text:p>0</text:p>
          </table:table-cell>
          <table:table-cell office:value-type="float" office:value="81149" calcext:value-type="float">
            <text:p>811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0</text:p>
          </table:table-cell>
          <table:table-cell office:value-type="float" office:value="0.001302" calcext:value-type="float">
            <text:p>0.001302</text:p>
          </table:table-cell>
          <table:table-cell office:value-type="float" office:value="0.002474" calcext:value-type="float">
            <text:p>0.002474</text:p>
          </table:table-cell>
          <table:table-cell office:value-type="float" office:value="0" calcext:value-type="float">
            <text:p>0</text:p>
          </table:table-cell>
          <table:table-cell office:value-type="float" office:value="68846" calcext:value-type="float">
            <text:p>688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1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" calcext:value-type="float">
            <text:p>0</text:p>
          </table:table-cell>
          <table:table-cell office:value-type="float" office:value="31378" calcext:value-type="float">
            <text:p>3137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2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" calcext:value-type="float">
            <text:p>0</text:p>
          </table:table-cell>
          <table:table-cell office:value-type="float" office:value="31785" calcext:value-type="float">
            <text:p>317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" calcext:value-type="float">
            <text:p>0</text:p>
          </table:table-cell>
          <table:table-cell office:value-type="float" office:value="41431" calcext:value-type="float">
            <text:p>414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" calcext:value-type="float">
            <text:p>0</text:p>
          </table:table-cell>
          <table:table-cell office:value-type="float" office:value="36560" calcext:value-type="float">
            <text:p>3656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5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" calcext:value-type="float">
            <text:p>0</text:p>
          </table:table-cell>
          <table:table-cell office:value-type="float" office:value="28851" calcext:value-type="float">
            <text:p>288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" calcext:value-type="float">
            <text:p>0</text:p>
          </table:table-cell>
          <table:table-cell office:value-type="float" office:value="52206" calcext:value-type="float">
            <text:p>522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7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" calcext:value-type="float">
            <text:p>0</text:p>
          </table:table-cell>
          <table:table-cell office:value-type="float" office:value="64217" calcext:value-type="float">
            <text:p>642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8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" calcext:value-type="float">
            <text:p>0</text:p>
          </table:table-cell>
          <table:table-cell office:value-type="float" office:value="100584" calcext:value-type="float">
            <text:p>1005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8:59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0" calcext:value-type="float">
            <text:p>0</text:p>
          </table:table-cell>
          <table:table-cell office:value-type="float" office:value="60271" calcext:value-type="float">
            <text:p>6027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0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  <table:table-cell office:value-type="float" office:value="61836" calcext:value-type="float">
            <text:p>6183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1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" calcext:value-type="float">
            <text:p>0</text:p>
          </table:table-cell>
          <table:table-cell office:value-type="float" office:value="85570" calcext:value-type="float">
            <text:p>8557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" calcext:value-type="float">
            <text:p>0</text:p>
          </table:table-cell>
          <table:table-cell office:value-type="float" office:value="105961" calcext:value-type="float">
            <text:p>1059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3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" calcext:value-type="float">
            <text:p>0</text:p>
          </table:table-cell>
          <table:table-cell office:value-type="float" office:value="74598" calcext:value-type="float">
            <text:p>745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4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" calcext:value-type="float">
            <text:p>0</text:p>
          </table:table-cell>
          <table:table-cell office:value-type="float" office:value="83709" calcext:value-type="float">
            <text:p>837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0" calcext:value-type="float">
            <text:p>0</text:p>
          </table:table-cell>
          <table:table-cell office:value-type="float" office:value="64256" calcext:value-type="float">
            <text:p>642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6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" calcext:value-type="float">
            <text:p>0</text:p>
          </table:table-cell>
          <table:table-cell office:value-type="float" office:value="36300" calcext:value-type="float">
            <text:p>363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7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897" calcext:value-type="float">
            <text:p>0.001897</text:p>
          </table:table-cell>
          <table:table-cell office:value-type="float" office:value="0" calcext:value-type="float">
            <text:p>0</text:p>
          </table:table-cell>
          <table:table-cell office:value-type="float" office:value="41044" calcext:value-type="float">
            <text:p>410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8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2221" calcext:value-type="float">
            <text:p>0.002221</text:p>
          </table:table-cell>
          <table:table-cell office:value-type="float" office:value="0" calcext:value-type="float">
            <text:p>0</text:p>
          </table:table-cell>
          <table:table-cell office:value-type="float" office:value="52443" calcext:value-type="float">
            <text:p>524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09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" calcext:value-type="float">
            <text:p>0</text:p>
          </table:table-cell>
          <table:table-cell office:value-type="float" office:value="64561" calcext:value-type="float">
            <text:p>64561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0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" calcext:value-type="float">
            <text:p>0</text:p>
          </table:table-cell>
          <table:table-cell office:value-type="float" office:value="34237" calcext:value-type="float">
            <text:p>3423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1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0" calcext:value-type="float">
            <text:p>0</text:p>
          </table:table-cell>
          <table:table-cell office:value-type="float" office:value="66780" calcext:value-type="float">
            <text:p>6678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2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" calcext:value-type="float">
            <text:p>0</text:p>
          </table:table-cell>
          <table:table-cell office:value-type="float" office:value="38894" calcext:value-type="float">
            <text:p>3889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3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" calcext:value-type="float">
            <text:p>0</text:p>
          </table:table-cell>
          <table:table-cell office:value-type="float" office:value="50899" calcext:value-type="float">
            <text:p>5089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4</text:p>
          </table:table-cell>
          <table:table-cell office:value-type="float" office:value="0.002646" calcext:value-type="float">
            <text:p>0.002646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0" calcext:value-type="float">
            <text:p>0</text:p>
          </table:table-cell>
          <table:table-cell office:value-type="float" office:value="105167" calcext:value-type="float">
            <text:p>10516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5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" calcext:value-type="float">
            <text:p>0</text:p>
          </table:table-cell>
          <table:table-cell office:value-type="float" office:value="57567" calcext:value-type="float">
            <text:p>575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6</text:p>
          </table:table-cell>
          <table:table-cell office:value-type="float" office:value="0.001658" calcext:value-type="float">
            <text:p>0.001658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" calcext:value-type="float">
            <text:p>0</text:p>
          </table:table-cell>
          <table:table-cell office:value-type="float" office:value="58240" calcext:value-type="float">
            <text:p>5824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7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" calcext:value-type="float">
            <text:p>0</text:p>
          </table:table-cell>
          <table:table-cell office:value-type="float" office:value="103935" calcext:value-type="float">
            <text:p>1039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8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" calcext:value-type="float">
            <text:p>0</text:p>
          </table:table-cell>
          <table:table-cell office:value-type="float" office:value="60668" calcext:value-type="float">
            <text:p>606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19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" calcext:value-type="float">
            <text:p>0</text:p>
          </table:table-cell>
          <table:table-cell office:value-type="float" office:value="61003" calcext:value-type="float">
            <text:p>610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0</text:p>
          </table:table-cell>
          <table:table-cell office:value-type="float" office:value="0.005073" calcext:value-type="float">
            <text:p>0.005073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" calcext:value-type="float">
            <text:p>0</text:p>
          </table:table-cell>
          <table:table-cell office:value-type="float" office:value="89696" calcext:value-type="float">
            <text:p>8969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1</text:p>
          </table:table-cell>
          <table:table-cell office:value-type="float" office:value="0.002118" calcext:value-type="float">
            <text:p>0.002118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" calcext:value-type="float">
            <text:p>0</text:p>
          </table:table-cell>
          <table:table-cell office:value-type="float" office:value="64737" calcext:value-type="float">
            <text:p>6473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2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4747" calcext:value-type="float">
            <text:p>0.004747</text:p>
          </table:table-cell>
          <table:table-cell office:value-type="float" office:value="0" calcext:value-type="float">
            <text:p>0</text:p>
          </table:table-cell>
          <table:table-cell office:value-type="float" office:value="85765" calcext:value-type="float">
            <text:p>8576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3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" calcext:value-type="float">
            <text:p>0</text:p>
          </table:table-cell>
          <table:table-cell office:value-type="float" office:value="77687" calcext:value-type="float">
            <text:p>7768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4</text:p>
          </table:table-cell>
          <table:table-cell office:value-type="float" office:value="0.017617" calcext:value-type="float">
            <text:p>0.017617</text:p>
          </table:table-cell>
          <table:table-cell office:value-type="float" office:value="0.053909" calcext:value-type="float">
            <text:p>0.053909</text:p>
          </table:table-cell>
          <table:table-cell office:value-type="float" office:value="0" calcext:value-type="float">
            <text:p>0</text:p>
          </table:table-cell>
          <table:table-cell office:value-type="float" office:value="127213" calcext:value-type="float">
            <text:p>12721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5</text:p>
          </table:table-cell>
          <table:table-cell office:value-type="float" office:value="0.001867" calcext:value-type="float">
            <text:p>0.001867</text:p>
          </table:table-cell>
          <table:table-cell office:value-type="float" office:value="0.002562" calcext:value-type="float">
            <text:p>0.002562</text:p>
          </table:table-cell>
          <table:table-cell office:value-type="float" office:value="0" calcext:value-type="float">
            <text:p>0</text:p>
          </table:table-cell>
          <table:table-cell office:value-type="float" office:value="59880" calcext:value-type="float">
            <text:p>5988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6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" calcext:value-type="float">
            <text:p>0</text:p>
          </table:table-cell>
          <table:table-cell office:value-type="float" office:value="61093" calcext:value-type="float">
            <text:p>6109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" calcext:value-type="float">
            <text:p>0</text:p>
          </table:table-cell>
          <table:table-cell office:value-type="float" office:value="35329" calcext:value-type="float">
            <text:p>3532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8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2483" calcext:value-type="float">
            <text:p>0.002483</text:p>
          </table:table-cell>
          <table:table-cell office:value-type="float" office:value="0" calcext:value-type="float">
            <text:p>0</text:p>
          </table:table-cell>
          <table:table-cell office:value-type="float" office:value="55033" calcext:value-type="float">
            <text:p>5503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29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" calcext:value-type="float">
            <text:p>0</text:p>
          </table:table-cell>
          <table:table-cell office:value-type="float" office:value="72214" calcext:value-type="float">
            <text:p>7221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0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" calcext:value-type="float">
            <text:p>0</text:p>
          </table:table-cell>
          <table:table-cell office:value-type="float" office:value="65404" calcext:value-type="float">
            <text:p>654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1</text:p>
          </table:table-cell>
          <table:table-cell office:value-type="float" office:value="0.002274" calcext:value-type="float">
            <text:p>0.002274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office:value-type="float" office:value="61438" calcext:value-type="float">
            <text:p>61438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2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" calcext:value-type="float">
            <text:p>0</text:p>
          </table:table-cell>
          <table:table-cell office:value-type="float" office:value="74556" calcext:value-type="float">
            <text:p>74556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3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8098" calcext:value-type="float">
            <text:p>0.018098</text:p>
          </table:table-cell>
          <table:table-cell office:value-type="float" office:value="0" calcext:value-type="float">
            <text:p>0</text:p>
          </table:table-cell>
          <table:table-cell office:value-type="float" office:value="82331" calcext:value-type="float">
            <text:p>8233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4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4763" calcext:value-type="float">
            <text:p>0.004763</text:p>
          </table:table-cell>
          <table:table-cell office:value-type="float" office:value="0" calcext:value-type="float">
            <text:p>0</text:p>
          </table:table-cell>
          <table:table-cell office:value-type="float" office:value="82504" calcext:value-type="float">
            <text:p>8250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5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.005993" calcext:value-type="float">
            <text:p>0.005993</text:p>
          </table:table-cell>
          <table:table-cell office:value-type="float" office:value="0" calcext:value-type="float">
            <text:p>0</text:p>
          </table:table-cell>
          <table:table-cell office:value-type="float" office:value="71194" calcext:value-type="float">
            <text:p>7119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6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0" calcext:value-type="float">
            <text:p>0</text:p>
          </table:table-cell>
          <table:table-cell office:value-type="float" office:value="97720" calcext:value-type="float">
            <text:p>9772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61555" calcext:value-type="float">
            <text:p>0.061555</text:p>
          </table:table-cell>
          <table:table-cell office:value-type="float" office:value="0" calcext:value-type="float">
            <text:p>0</text:p>
          </table:table-cell>
          <table:table-cell office:value-type="float" office:value="110319" calcext:value-type="float">
            <text:p>11031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8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0.012721" calcext:value-type="float">
            <text:p>0.012721</text:p>
          </table:table-cell>
          <table:table-cell office:value-type="float" office:value="0" calcext:value-type="float">
            <text:p>0</text:p>
          </table:table-cell>
          <table:table-cell office:value-type="float" office:value="68007" calcext:value-type="float">
            <text:p>6800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3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666" calcext:value-type="float">
            <text:p>0.002666</text:p>
          </table:table-cell>
          <table:table-cell office:value-type="float" office:value="0" calcext:value-type="float">
            <text:p>0</text:p>
          </table:table-cell>
          <table:table-cell office:value-type="float" office:value="55100" calcext:value-type="float">
            <text:p>5510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0</text:p>
          </table:table-cell>
          <table:table-cell office:value-type="float" office:value="0.037879" calcext:value-type="float">
            <text:p>0.037879</text:p>
          </table:table-cell>
          <table:table-cell office:value-type="float" office:value="0.138846" calcext:value-type="float">
            <text:p>0.138846</text:p>
          </table:table-cell>
          <table:table-cell office:value-type="float" office:value="0" calcext:value-type="float">
            <text:p>0</text:p>
          </table:table-cell>
          <table:table-cell office:value-type="float" office:value="131160" calcext:value-type="float">
            <text:p>13116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1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" calcext:value-type="float">
            <text:p>0</text:p>
          </table:table-cell>
          <table:table-cell office:value-type="float" office:value="46809" calcext:value-type="float">
            <text:p>4680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2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.019388" calcext:value-type="float">
            <text:p>0.019388</text:p>
          </table:table-cell>
          <table:table-cell office:value-type="float" office:value="0" calcext:value-type="float">
            <text:p>0</text:p>
          </table:table-cell>
          <table:table-cell office:value-type="float" office:value="88730" calcext:value-type="float">
            <text:p>8873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3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" calcext:value-type="float">
            <text:p>0</text:p>
          </table:table-cell>
          <table:table-cell office:value-type="float" office:value="64368" calcext:value-type="float">
            <text:p>6436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4</text:p>
          </table:table-cell>
          <table:table-cell office:value-type="float" office:value="0.008172" calcext:value-type="float">
            <text:p>0.008172</text:p>
          </table:table-cell>
          <table:table-cell office:value-type="float" office:value="0.008726" calcext:value-type="float">
            <text:p>0.008726</text:p>
          </table:table-cell>
          <table:table-cell office:value-type="float" office:value="0" calcext:value-type="float">
            <text:p>0</text:p>
          </table:table-cell>
          <table:table-cell office:value-type="float" office:value="84900" calcext:value-type="float">
            <text:p>8490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5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" calcext:value-type="float">
            <text:p>0</text:p>
          </table:table-cell>
          <table:table-cell office:value-type="float" office:value="80706" calcext:value-type="float">
            <text:p>807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6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10587" calcext:value-type="float">
            <text:p>0.010587</text:p>
          </table:table-cell>
          <table:table-cell office:value-type="float" office:value="0" calcext:value-type="float">
            <text:p>0</text:p>
          </table:table-cell>
          <table:table-cell office:value-type="float" office:value="92384" calcext:value-type="float">
            <text:p>9238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string" calcext:value-type="string">
            <text:p>11:39:47</text:p>
          </table:table-cell>
          <table:table-cell office:value-type="float" office:value="0.017138" calcext:value-type="float">
            <text:p>0.017138</text:p>
          </table:table-cell>
          <table:table-cell office:value-type="float" office:value="0.034995" calcext:value-type="float">
            <text:p>0.034995</text:p>
          </table:table-cell>
          <table:table-cell office:value-type="float" office:value="0" calcext:value-type="float">
            <text:p>0</text:p>
          </table:table-cell>
          <table:table-cell office:value-type="float" office:value="96195" calcext:value-type="float">
            <text:p>96195</text:p>
          </table:table-cell>
          <table:table-cell office:value-type="float" office:value="999" calcext:value-type="float">
            <text:p>99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48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0" calcext:value-type="float">
            <text:p>0</text:p>
          </table:table-cell>
          <table:table-cell office:value-type="float" office:value="90029" calcext:value-type="float">
            <text:p>90029</text:p>
          </table:table-cell>
          <table:table-cell office:value-type="float" office:value="896" calcext:value-type="float">
            <text:p>89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49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.002582" calcext:value-type="float">
            <text:p>0.002582</text:p>
          </table:table-cell>
          <table:table-cell office:value-type="float" office:value="0" calcext:value-type="float">
            <text:p>0</text:p>
          </table:table-cell>
          <table:table-cell office:value-type="float" office:value="58226" calcext:value-type="float">
            <text:p>582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0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" calcext:value-type="float">
            <text:p>0</text:p>
          </table:table-cell>
          <table:table-cell office:value-type="float" office:value="78886" calcext:value-type="float">
            <text:p>78886</text:p>
          </table:table-cell>
          <table:table-cell office:value-type="float" office:value="239" calcext:value-type="float">
            <text:p>239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1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4209" calcext:value-type="float">
            <text:p>0.004209</text:p>
          </table:table-cell>
          <table:table-cell office:value-type="float" office:value="0" calcext:value-type="float">
            <text:p>0</text:p>
          </table:table-cell>
          <table:table-cell office:value-type="float" office:value="121562" calcext:value-type="float">
            <text:p>121562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2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" calcext:value-type="float">
            <text:p>0</text:p>
          </table:table-cell>
          <table:table-cell office:value-type="float" office:value="115641" calcext:value-type="float">
            <text:p>115641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3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" calcext:value-type="float">
            <text:p>0</text:p>
          </table:table-cell>
          <table:table-cell office:value-type="float" office:value="177925" calcext:value-type="float">
            <text:p>17792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4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" calcext:value-type="float">
            <text:p>0</text:p>
          </table:table-cell>
          <table:table-cell office:value-type="float" office:value="66604" calcext:value-type="float">
            <text:p>6660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5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37503" calcext:value-type="float">
            <text:p>3750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09-29</text:p>
          </table:table-cell>
          <table:table-cell office:value-type="string" calcext:value-type="string">
            <text:p>11:39:56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0" calcext:value-type="float">
            <text:p>0</text:p>
          </table:table-cell>
          <table:table-cell office:value-type="float" office:value="148212" calcext:value-type="float">
            <text:p>14821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1:56:09.327377223</dc:date>
    <meta:editing-duration>PT2M51S</meta:editing-duration>
    <meta:editing-cycles>1</meta:editing-cycles>
    <meta:document-statistic meta:table-count="1" meta:cell-count="483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5cm" chart:style-name="ch2">
          <text:p>test 16p, straight to 1 nginx, --cache</text:p>
        </chart:title>
        <chart:legend chart:legend-position="end" svg:x="14.001cm" svg:y="4.005cm" style:legend-expansion="high" chart:style-name="ch3"/>
        <chart:plot-area chart:style-name="ch4" table:cell-range-address="test169.B1:test169.D69" chart:data-source-has-labels="both" svg:x="0.32cm" svg:y="1.248cm" svg:width="13.361cm" svg:height="7.572cm">
          <chartooo:coordinate-region svg:x="1.274cm" svg:y="1.248cm" svg:width="12.407cm" svg:height="5.969cm"/>
          <chart:axis chart:dimension="x" chart:name="primary-x" chart:style-name="ch5" chartooo:axis-type="auto">
            <chartooo:date-scale/>
            <chart:categories table:cell-range-address="test169.B2:test169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69.C2:test169.C69" chart:label-cell-address="test169.C1:test169.C1" chart:class="chart:bar">
            <chart:data-point chart:repeated="59"/>
          </chart:series>
          <chart:series chart:style-name="ch9" chart:values-cell-range-address="test169.D2:test169.D69" chart:label-cell-address="test169.D1:test169.D1" chart:class="chart:bar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9.C1:test169.C1</svg:desc>
                </draw:g>
              </table:table-cell>
              <table:table-cell office:value-type="string">
                <text:p>xfertime</text:p>
                <draw:g>
                  <svg:desc>test169.D1:test16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8:49</text:p>
                <draw:g>
                  <svg:desc>test169.B2:test169.B69</svg:desc>
                </draw:g>
              </table:table-cell>
              <table:table-cell office:value-type="float" office:value="0.000899">
                <text:p>0.000899</text:p>
                <draw:g>
                  <svg:desc>test169.C2:test169.C69</svg:desc>
                </draw:g>
              </table:table-cell>
              <table:table-cell office:value-type="float" office:value="0.003973">
                <text:p>0.003973</text:p>
                <draw:g>
                  <svg:desc>test169.D2:test169.D69</svg:desc>
                </draw:g>
              </table:table-cell>
            </table:table-row>
            <table:table-row>
              <table:table-cell office:value-type="string">
                <text:p>11:38:50</text:p>
              </table:table-cell>
              <table:table-cell office:value-type="float" office:value="0.001302">
                <text:p>0.001302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11:38:51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11:38:52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57">
                <text:p>0.001257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0.00119">
                <text:p>0.00119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string">
                <text:p>11:38:54</text:p>
              </table:table-cell>
              <table:table-cell office:value-type="float" office:value="0.001311">
                <text:p>0.001311</text:p>
              </table:table-cell>
              <table:table-cell office:value-type="float" office:value="0.001429">
                <text:p>0.001429</text:p>
              </table:table-cell>
            </table:table-row>
            <table:table-row>
              <table:table-cell office:value-type="string">
                <text:p>11:38:55</text:p>
              </table:table-cell>
              <table:table-cell office:value-type="float" office:value="0.001167">
                <text:p>0.001167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string">
                <text:p>11:38:56</text:p>
              </table:table-cell>
              <table:table-cell office:value-type="float" office:value="0.001268">
                <text:p>0.001268</text:p>
              </table:table-cell>
              <table:table-cell office:value-type="float" office:value="0.002196">
                <text:p>0.002196</text:p>
              </table:table-cell>
            </table:table-row>
            <table:table-row>
              <table:table-cell office:value-type="string">
                <text:p>11:38:57</text:p>
              </table:table-cell>
              <table:table-cell office:value-type="float" office:value="0.001296">
                <text:p>0.001296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string">
                <text:p>11:38:58</text:p>
              </table:table-cell>
              <table:table-cell office:value-type="float" office:value="0.001741">
                <text:p>0.001741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11:38:59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11:39:00</text:p>
              </table:table-cell>
              <table:table-cell office:value-type="float" office:value="0.001715">
                <text:p>0.00171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1:39:01</text:p>
              </table:table-cell>
              <table:table-cell office:value-type="float" office:value="0.001795">
                <text:p>0.001795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string">
                <text:p>11:39:02</text:p>
              </table:table-cell>
              <table:table-cell office:value-type="float" office:value="0.001595">
                <text:p>0.001595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string">
                <text:p>11:39:03</text:p>
              </table:table-cell>
              <table:table-cell office:value-type="float" office:value="0.001372">
                <text:p>0.001372</text:p>
              </table:table-cell>
              <table:table-cell office:value-type="float" office:value="0.002909">
                <text:p>0.002909</text:p>
              </table:table-cell>
            </table:table-row>
            <table:table-row>
              <table:table-cell office:value-type="string">
                <text:p>11:39:04</text:p>
              </table:table-cell>
              <table:table-cell office:value-type="float" office:value="0.001677">
                <text:p>0.001677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string">
                <text:p>11:39:05</text:p>
              </table:table-cell>
              <table:table-cell office:value-type="float" office:value="0.001342">
                <text:p>0.001342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52">
                <text:p>0.001652</text:p>
              </table:table-cell>
            </table:table-row>
            <table:table-row>
              <table:table-cell office:value-type="string">
                <text:p>11:39:07</text:p>
              </table:table-cell>
              <table:table-cell office:value-type="float" office:value="0.001288">
                <text:p>0.001288</text:p>
              </table:table-cell>
              <table:table-cell office:value-type="float" office:value="0.001897">
                <text:p>0.001897</text:p>
              </table:table-cell>
            </table:table-row>
            <table:table-row>
              <table:table-cell office:value-type="string">
                <text:p>11:39:08</text:p>
              </table:table-cell>
              <table:table-cell office:value-type="float" office:value="0.001521">
                <text:p>0.001521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11:39:09</text:p>
              </table:table-cell>
              <table:table-cell office:value-type="float" office:value="0.001612">
                <text:p>0.001612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11:39:10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374">
                <text:p>0.001374</text:p>
              </table:table-cell>
            </table:table-row>
            <table:table-row>
              <table:table-cell office:value-type="string">
                <text:p>11:39:11</text:p>
              </table:table-cell>
              <table:table-cell office:value-type="float" office:value="0.001696">
                <text:p>0.001696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string">
                <text:p>11:39:12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11:39:13</text:p>
              </table:table-cell>
              <table:table-cell office:value-type="float" office:value="0.001391">
                <text:p>0.001391</text:p>
              </table:table-cell>
              <table:table-cell office:value-type="float" office:value="0.002283">
                <text:p>0.002283</text:p>
              </table:table-cell>
            </table:table-row>
            <table:table-row>
              <table:table-cell office:value-type="string">
                <text:p>11:39:14</text:p>
              </table:table-cell>
              <table:table-cell office:value-type="float" office:value="0.002646">
                <text:p>0.002646</text:p>
              </table:table-cell>
              <table:table-cell office:value-type="float" office:value="0.004313">
                <text:p>0.004313</text:p>
              </table:table-cell>
            </table:table-row>
            <table:table-row>
              <table:table-cell office:value-type="string">
                <text:p>11:39:15</text:p>
              </table:table-cell>
              <table:table-cell office:value-type="float" office:value="0.001791">
                <text:p>0.001791</text:p>
              </table:table-cell>
              <table:table-cell office:value-type="float" office:value="0.002857">
                <text:p>0.002857</text:p>
              </table:table-cell>
            </table:table-row>
            <table:table-row>
              <table:table-cell office:value-type="string">
                <text:p>11:39:16</text:p>
              </table:table-cell>
              <table:table-cell office:value-type="float" office:value="0.001658">
                <text:p>0.001658</text:p>
              </table:table-cell>
              <table:table-cell office:value-type="float" office:value="0.002654">
                <text:p>0.002654</text:p>
              </table:table-cell>
            </table:table-row>
            <table:table-row>
              <table:table-cell office:value-type="string">
                <text:p>11:39:17</text:p>
              </table:table-cell>
              <table:table-cell office:value-type="float" office:value="0.002422">
                <text:p>0.002422</text:p>
              </table:table-cell>
              <table:table-cell office:value-type="float" office:value="0.004881">
                <text:p>0.004881</text:p>
              </table:table-cell>
            </table:table-row>
            <table:table-row>
              <table:table-cell office:value-type="string">
                <text:p>11:39:18</text:p>
              </table:table-cell>
              <table:table-cell office:value-type="float" office:value="0.001503">
                <text:p>0.001503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11:39:19</text:p>
              </table:table-cell>
              <table:table-cell office:value-type="float" office:value="0.001623">
                <text:p>0.001623</text:p>
              </table:table-cell>
              <table:table-cell office:value-type="float" office:value="0.002584">
                <text:p>0.002584</text:p>
              </table:table-cell>
            </table:table-row>
            <table:table-row>
              <table:table-cell office:value-type="string">
                <text:p>11:39:20</text:p>
              </table:table-cell>
              <table:table-cell office:value-type="float" office:value="0.005073">
                <text:p>0.005073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11:39:21</text:p>
              </table:table-cell>
              <table:table-cell office:value-type="float" office:value="0.002118">
                <text:p>0.002118</text:p>
              </table:table-cell>
              <table:table-cell office:value-type="float" office:value="0.002652">
                <text:p>0.002652</text:p>
              </table:table-cell>
            </table:table-row>
            <table:table-row>
              <table:table-cell office:value-type="string">
                <text:p>11:39:22</text:p>
              </table:table-cell>
              <table:table-cell office:value-type="float" office:value="0.003362">
                <text:p>0.003362</text:p>
              </table:table-cell>
              <table:table-cell office:value-type="float" office:value="0.004747">
                <text:p>0.004747</text:p>
              </table:table-cell>
            </table:table-row>
            <table:table-row>
              <table:table-cell office:value-type="string">
                <text:p>11:39:23</text:p>
              </table:table-cell>
              <table:table-cell office:value-type="float" office:value="0.001914">
                <text:p>0.001914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11:39:24</text:p>
              </table:table-cell>
              <table:table-cell office:value-type="float" office:value="0.017617">
                <text:p>0.017617</text:p>
              </table:table-cell>
              <table:table-cell office:value-type="float" office:value="0.053909">
                <text:p>0.053909</text:p>
              </table:table-cell>
            </table:table-row>
            <table:table-row>
              <table:table-cell office:value-type="string">
                <text:p>11:39:25</text:p>
              </table:table-cell>
              <table:table-cell office:value-type="float" office:value="0.001867">
                <text:p>0.001867</text:p>
              </table:table-cell>
              <table:table-cell office:value-type="float" office:value="0.002562">
                <text:p>0.002562</text:p>
              </table:table-cell>
            </table:table-row>
            <table:table-row>
              <table:table-cell office:value-type="string">
                <text:p>11:39:26</text:p>
              </table:table-cell>
              <table:table-cell office:value-type="float" office:value="0.002269">
                <text:p>0.002269</text:p>
              </table:table-cell>
              <table:table-cell office:value-type="float" office:value="0.002717">
                <text:p>0.002717</text:p>
              </table:table-cell>
            </table:table-row>
            <table:table-row>
              <table:table-cell office:value-type="string">
                <text:p>11:39:27</text:p>
              </table:table-cell>
              <table:table-cell office:value-type="float" office:value="0.00129">
                <text:p>0.00129</text:p>
              </table:table-cell>
              <table:table-cell office:value-type="float" office:value="0.001541">
                <text:p>0.001541</text:p>
              </table:table-cell>
            </table:table-row>
            <table:table-row>
              <table:table-cell office:value-type="string">
                <text:p>11:39:28</text:p>
              </table:table-cell>
              <table:table-cell office:value-type="float" office:value="0.001799">
                <text:p>0.001799</text:p>
              </table:table-cell>
              <table:table-cell office:value-type="float" office:value="0.002483">
                <text:p>0.002483</text:p>
              </table:table-cell>
            </table:table-row>
            <table:table-row>
              <table:table-cell office:value-type="string">
                <text:p>11:39:29</text:p>
              </table:table-cell>
              <table:table-cell office:value-type="float" office:value="0.00278">
                <text:p>0.00278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11:39:30</text:p>
              </table:table-cell>
              <table:table-cell office:value-type="float" office:value="0.00265">
                <text:p>0.00265</text:p>
              </table:table-cell>
              <table:table-cell office:value-type="float" office:value="0.003081">
                <text:p>0.003081</text:p>
              </table:table-cell>
            </table:table-row>
            <table:table-row>
              <table:table-cell office:value-type="string">
                <text:p>11:39:31</text:p>
              </table:table-cell>
              <table:table-cell office:value-type="float" office:value="0.002274">
                <text:p>0.002274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11:39:32</text:p>
              </table:table-cell>
              <table:table-cell office:value-type="float" office:value="0.007496">
                <text:p>0.007496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11:39:33</text:p>
              </table:table-cell>
              <table:table-cell office:value-type="float" office:value="0.01446">
                <text:p>0.01446</text:p>
              </table:table-cell>
              <table:table-cell office:value-type="float" office:value="0.018098">
                <text:p>0.018098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0.002726">
                <text:p>0.002726</text:p>
              </table:table-cell>
              <table:table-cell office:value-type="float" office:value="0.004763">
                <text:p>0.004763</text:p>
              </table:table-cell>
            </table:table-row>
            <table:table-row>
              <table:table-cell office:value-type="string">
                <text:p>11:39:35</text:p>
              </table:table-cell>
              <table:table-cell office:value-type="float" office:value="0.004801">
                <text:p>0.004801</text:p>
              </table:table-cell>
              <table:table-cell office:value-type="float" office:value="0.005993">
                <text:p>0.005993</text:p>
              </table:table-cell>
            </table:table-row>
            <table:table-row>
              <table:table-cell office:value-type="string">
                <text:p>11:39:36</text:p>
              </table:table-cell>
              <table:table-cell office:value-type="float" office:value="0.011681">
                <text:p>0.011681</text:p>
              </table:table-cell>
              <table:table-cell office:value-type="float" office:value="0.015009">
                <text:p>0.015009</text:p>
              </table:table-cell>
            </table:table-row>
            <table:table-row>
              <table:table-cell office:value-type="string">
                <text:p>11:39:37</text:p>
              </table:table-cell>
              <table:table-cell office:value-type="float" office:value="0.0236">
                <text:p>0.0236</text:p>
              </table:table-cell>
              <table:table-cell office:value-type="float" office:value="0.061555">
                <text:p>0.061555</text:p>
              </table:table-cell>
            </table:table-row>
            <table:table-row>
              <table:table-cell office:value-type="string">
                <text:p>11:39:38</text:p>
              </table:table-cell>
              <table:table-cell office:value-type="float" office:value="0.009731">
                <text:p>0.009731</text:p>
              </table:table-cell>
              <table:table-cell office:value-type="float" office:value="0.012721">
                <text:p>0.012721</text:p>
              </table:table-cell>
            </table:table-row>
            <table:table-row>
              <table:table-cell office:value-type="string">
                <text:p>11:39:39</text:p>
              </table:table-cell>
              <table:table-cell office:value-type="float" office:value="0.0029">
                <text:p>0.0029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string">
                <text:p>11:39:40</text:p>
              </table:table-cell>
              <table:table-cell office:value-type="float" office:value="0.037879">
                <text:p>0.037879</text:p>
              </table:table-cell>
              <table:table-cell office:value-type="float" office:value="0.138846">
                <text:p>0.138846</text:p>
              </table:table-cell>
            </table:table-row>
            <table:table-row>
              <table:table-cell office:value-type="string">
                <text:p>11:39:41</text:p>
              </table:table-cell>
              <table:table-cell office:value-type="float" office:value="0.006076">
                <text:p>0.006076</text:p>
              </table:table-cell>
              <table:table-cell office:value-type="float" office:value="0.009471">
                <text:p>0.009471</text:p>
              </table:table-cell>
            </table:table-row>
            <table:table-row>
              <table:table-cell office:value-type="string">
                <text:p>11:39:42</text:p>
              </table:table-cell>
              <table:table-cell office:value-type="float" office:value="0.009741">
                <text:p>0.009741</text:p>
              </table:table-cell>
              <table:table-cell office:value-type="float" office:value="0.019388">
                <text:p>0.019388</text:p>
              </table:table-cell>
            </table:table-row>
            <table:table-row>
              <table:table-cell office:value-type="string">
                <text:p>11:39:43</text:p>
              </table:table-cell>
              <table:table-cell office:value-type="float" office:value="0.003893">
                <text:p>0.003893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11:39:44</text:p>
              </table:table-cell>
              <table:table-cell office:value-type="float" office:value="0.008172">
                <text:p>0.008172</text:p>
              </table:table-cell>
              <table:table-cell office:value-type="float" office:value="0.008726">
                <text:p>0.008726</text:p>
              </table:table-cell>
            </table:table-row>
            <table:table-row>
              <table:table-cell office:value-type="string">
                <text:p>11:39:45</text:p>
              </table:table-cell>
              <table:table-cell office:value-type="float" office:value="0.007104">
                <text:p>0.007104</text:p>
              </table:table-cell>
              <table:table-cell office:value-type="float" office:value="0.008064">
                <text:p>0.008064</text:p>
              </table:table-cell>
            </table:table-row>
            <table:table-row>
              <table:table-cell office:value-type="string">
                <text:p>11:39:46</text:p>
              </table:table-cell>
              <table:table-cell office:value-type="float" office:value="0.00916">
                <text:p>0.00916</text:p>
              </table:table-cell>
              <table:table-cell office:value-type="float" office:value="0.010587">
                <text:p>0.010587</text:p>
              </table:table-cell>
            </table:table-row>
            <table:table-row>
              <table:table-cell office:value-type="string">
                <text:p>11:39:47</text:p>
              </table:table-cell>
              <table:table-cell office:value-type="float" office:value="0.017138">
                <text:p>0.017138</text:p>
              </table:table-cell>
              <table:table-cell office:value-type="float" office:value="0.034995">
                <text:p>0.034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6cm" svg:height="9cm" xlink:href=".." xlink:type="simple" chart:class="chart:bar" chart:style-name="ch1">
        <chart:title svg:x="4.562cm" svg:y="0.315cm" chart:style-name="ch2">
          <text:p>test 16p, straight to 1 nginx, --cache</text:p>
        </chart:title>
        <chart:legend chart:legend-position="end" svg:x="13.826cm" svg:y="4.227cm" style:legend-expansion="high" chart:style-name="ch3"/>
        <chart:plot-area chart:style-name="ch4" table:cell-range-address="test169.B2:test169.B69 test169.G1:test169.G69" chart:data-source-has-labels="both" svg:x="0.329cm" svg:y="1.248cm" svg:width="13.168cm" svg:height="7.572cm">
          <chartooo:coordinate-region svg:x="1.321cm" svg:y="1.248cm" svg:width="12.176cm" svg:height="5.969cm"/>
          <chart:axis chart:dimension="x" chart:name="primary-x" chart:style-name="ch5" chartooo:axis-type="auto">
            <chartooo:date-scale/>
            <chart:categories table:cell-range-address="test169.B2:test169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69.G2:test169.G69" chart:label-cell-address="test169.G1:test169.G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9.G1:test16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8:49</text:p>
                <draw:g>
                  <svg:desc>test169.B2:test169.B69</svg:desc>
                </draw:g>
              </table:table-cell>
              <table:table-cell office:value-type="float" office:value="17">
                <text:p>17</text:p>
                <draw:g>
                  <svg:desc>test169.G2:test169.G69</svg:desc>
                </draw:g>
              </table:table-cell>
            </table:table-row>
            <table:table-row>
              <table:table-cell office:value-type="string">
                <text:p>11:38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38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38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:38: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:38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8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8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8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:38: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:39: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39: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39: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39: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:39:0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:39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39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39:0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:39:0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:39:1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39: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39:1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39:1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:39:1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:39: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39:1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39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39:1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:39:1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1:39:2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39:2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39:2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:39:2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:39:2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1:39:2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39:2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39:2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39:2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:39:2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1:39:3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39:3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:39:3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:39:3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1:39:3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3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3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3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3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1:39: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:39:4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1:39:47</text:p>
              </table:table-cell>
              <table:table-cell office:value-type="float" office:value="999">
                <text:p>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32cm" svg:y="0.315cm" chart:style-name="ch2">
          <text:p>test 16p, straight to 1 nginx, --cache</text:p>
        </chart:title>
        <chart:legend chart:legend-position="end" svg:x="14.398cm" svg:y="4.227cm" style:legend-expansion="high" chart:style-name="ch3"/>
        <chart:plot-area chart:style-name="ch4" table:cell-range-address="test169.B2:test169.B69 test169.F1:test169.F69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169.B2:test169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69.F2:test169.F69" chart:label-cell-address="test169.F1:test169.F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9.F1:test16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38:49</text:p>
                <draw:g>
                  <svg:desc>test169.B2:test169.B69</svg:desc>
                </draw:g>
              </table:table-cell>
              <table:table-cell office:value-type="float" office:value="81149">
                <text:p>81149</text:p>
                <draw:g>
                  <svg:desc>test169.F2:test169.F69</svg:desc>
                </draw:g>
              </table:table-cell>
            </table:table-row>
            <table:table-row>
              <table:table-cell office:value-type="string">
                <text:p>11:38:50</text:p>
              </table:table-cell>
              <table:table-cell office:value-type="float" office:value="68846">
                <text:p>68846</text:p>
              </table:table-cell>
            </table:table-row>
            <table:table-row>
              <table:table-cell office:value-type="string">
                <text:p>11:38:51</text:p>
              </table:table-cell>
              <table:table-cell office:value-type="float" office:value="31378">
                <text:p>31378</text:p>
              </table:table-cell>
            </table:table-row>
            <table:table-row>
              <table:table-cell office:value-type="string">
                <text:p>11:38:52</text:p>
              </table:table-cell>
              <table:table-cell office:value-type="float" office:value="31785">
                <text:p>31785</text:p>
              </table:table-cell>
            </table:table-row>
            <table:table-row>
              <table:table-cell office:value-type="string">
                <text:p>11:38:53</text:p>
              </table:table-cell>
              <table:table-cell office:value-type="float" office:value="41431">
                <text:p>41431</text:p>
              </table:table-cell>
            </table:table-row>
            <table:table-row>
              <table:table-cell office:value-type="string">
                <text:p>11:38:54</text:p>
              </table:table-cell>
              <table:table-cell office:value-type="float" office:value="36560">
                <text:p>36560</text:p>
              </table:table-cell>
            </table:table-row>
            <table:table-row>
              <table:table-cell office:value-type="string">
                <text:p>11:38:55</text:p>
              </table:table-cell>
              <table:table-cell office:value-type="float" office:value="28851">
                <text:p>28851</text:p>
              </table:table-cell>
            </table:table-row>
            <table:table-row>
              <table:table-cell office:value-type="string">
                <text:p>11:38:56</text:p>
              </table:table-cell>
              <table:table-cell office:value-type="float" office:value="52206">
                <text:p>52206</text:p>
              </table:table-cell>
            </table:table-row>
            <table:table-row>
              <table:table-cell office:value-type="string">
                <text:p>11:38:57</text:p>
              </table:table-cell>
              <table:table-cell office:value-type="float" office:value="64217">
                <text:p>64217</text:p>
              </table:table-cell>
            </table:table-row>
            <table:table-row>
              <table:table-cell office:value-type="string">
                <text:p>11:38:58</text:p>
              </table:table-cell>
              <table:table-cell office:value-type="float" office:value="100584">
                <text:p>100584</text:p>
              </table:table-cell>
            </table:table-row>
            <table:table-row>
              <table:table-cell office:value-type="string">
                <text:p>11:38:59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11:39:00</text:p>
              </table:table-cell>
              <table:table-cell office:value-type="float" office:value="61836">
                <text:p>61836</text:p>
              </table:table-cell>
            </table:table-row>
            <table:table-row>
              <table:table-cell office:value-type="string">
                <text:p>11:39:01</text:p>
              </table:table-cell>
              <table:table-cell office:value-type="float" office:value="85570">
                <text:p>85570</text:p>
              </table:table-cell>
            </table:table-row>
            <table:table-row>
              <table:table-cell office:value-type="string">
                <text:p>11:39:02</text:p>
              </table:table-cell>
              <table:table-cell office:value-type="float" office:value="105961">
                <text:p>105961</text:p>
              </table:table-cell>
            </table:table-row>
            <table:table-row>
              <table:table-cell office:value-type="string">
                <text:p>11:39:03</text:p>
              </table:table-cell>
              <table:table-cell office:value-type="float" office:value="74598">
                <text:p>74598</text:p>
              </table:table-cell>
            </table:table-row>
            <table:table-row>
              <table:table-cell office:value-type="string">
                <text:p>11:39:04</text:p>
              </table:table-cell>
              <table:table-cell office:value-type="float" office:value="83709">
                <text:p>83709</text:p>
              </table:table-cell>
            </table:table-row>
            <table:table-row>
              <table:table-cell office:value-type="string">
                <text:p>11:39:05</text:p>
              </table:table-cell>
              <table:table-cell office:value-type="float" office:value="64256">
                <text:p>64256</text:p>
              </table:table-cell>
            </table:table-row>
            <table:table-row>
              <table:table-cell office:value-type="string">
                <text:p>11:39:06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11:39:07</text:p>
              </table:table-cell>
              <table:table-cell office:value-type="float" office:value="41044">
                <text:p>41044</text:p>
              </table:table-cell>
            </table:table-row>
            <table:table-row>
              <table:table-cell office:value-type="string">
                <text:p>11:39:08</text:p>
              </table:table-cell>
              <table:table-cell office:value-type="float" office:value="52443">
                <text:p>52443</text:p>
              </table:table-cell>
            </table:table-row>
            <table:table-row>
              <table:table-cell office:value-type="string">
                <text:p>11:39:09</text:p>
              </table:table-cell>
              <table:table-cell office:value-type="float" office:value="64561">
                <text:p>64561</text:p>
              </table:table-cell>
            </table:table-row>
            <table:table-row>
              <table:table-cell office:value-type="string">
                <text:p>11:39:10</text:p>
              </table:table-cell>
              <table:table-cell office:value-type="float" office:value="34237">
                <text:p>34237</text:p>
              </table:table-cell>
            </table:table-row>
            <table:table-row>
              <table:table-cell office:value-type="string">
                <text:p>11:39:11</text:p>
              </table:table-cell>
              <table:table-cell office:value-type="float" office:value="66780">
                <text:p>66780</text:p>
              </table:table-cell>
            </table:table-row>
            <table:table-row>
              <table:table-cell office:value-type="string">
                <text:p>11:39:12</text:p>
              </table:table-cell>
              <table:table-cell office:value-type="float" office:value="38894">
                <text:p>38894</text:p>
              </table:table-cell>
            </table:table-row>
            <table:table-row>
              <table:table-cell office:value-type="string">
                <text:p>11:39:13</text:p>
              </table:table-cell>
              <table:table-cell office:value-type="float" office:value="50899">
                <text:p>50899</text:p>
              </table:table-cell>
            </table:table-row>
            <table:table-row>
              <table:table-cell office:value-type="string">
                <text:p>11:39:14</text:p>
              </table:table-cell>
              <table:table-cell office:value-type="float" office:value="105167">
                <text:p>105167</text:p>
              </table:table-cell>
            </table:table-row>
            <table:table-row>
              <table:table-cell office:value-type="string">
                <text:p>11:39:15</text:p>
              </table:table-cell>
              <table:table-cell office:value-type="float" office:value="57567">
                <text:p>57567</text:p>
              </table:table-cell>
            </table:table-row>
            <table:table-row>
              <table:table-cell office:value-type="string">
                <text:p>11:39:16</text:p>
              </table:table-cell>
              <table:table-cell office:value-type="float" office:value="58240">
                <text:p>58240</text:p>
              </table:table-cell>
            </table:table-row>
            <table:table-row>
              <table:table-cell office:value-type="string">
                <text:p>11:39:17</text:p>
              </table:table-cell>
              <table:table-cell office:value-type="float" office:value="103935">
                <text:p>103935</text:p>
              </table:table-cell>
            </table:table-row>
            <table:table-row>
              <table:table-cell office:value-type="string">
                <text:p>11:39:18</text:p>
              </table:table-cell>
              <table:table-cell office:value-type="float" office:value="60668">
                <text:p>60668</text:p>
              </table:table-cell>
            </table:table-row>
            <table:table-row>
              <table:table-cell office:value-type="string">
                <text:p>11:39:19</text:p>
              </table:table-cell>
              <table:table-cell office:value-type="float" office:value="61003">
                <text:p>61003</text:p>
              </table:table-cell>
            </table:table-row>
            <table:table-row>
              <table:table-cell office:value-type="string">
                <text:p>11:39:20</text:p>
              </table:table-cell>
              <table:table-cell office:value-type="float" office:value="89696">
                <text:p>89696</text:p>
              </table:table-cell>
            </table:table-row>
            <table:table-row>
              <table:table-cell office:value-type="string">
                <text:p>11:39:21</text:p>
              </table:table-cell>
              <table:table-cell office:value-type="float" office:value="64737">
                <text:p>64737</text:p>
              </table:table-cell>
            </table:table-row>
            <table:table-row>
              <table:table-cell office:value-type="string">
                <text:p>11:39:22</text:p>
              </table:table-cell>
              <table:table-cell office:value-type="float" office:value="85765">
                <text:p>85765</text:p>
              </table:table-cell>
            </table:table-row>
            <table:table-row>
              <table:table-cell office:value-type="string">
                <text:p>11:39:23</text:p>
              </table:table-cell>
              <table:table-cell office:value-type="float" office:value="77687">
                <text:p>77687</text:p>
              </table:table-cell>
            </table:table-row>
            <table:table-row>
              <table:table-cell office:value-type="string">
                <text:p>11:39:24</text:p>
              </table:table-cell>
              <table:table-cell office:value-type="float" office:value="127213">
                <text:p>127213</text:p>
              </table:table-cell>
            </table:table-row>
            <table:table-row>
              <table:table-cell office:value-type="string">
                <text:p>11:39:25</text:p>
              </table:table-cell>
              <table:table-cell office:value-type="float" office:value="59880">
                <text:p>59880</text:p>
              </table:table-cell>
            </table:table-row>
            <table:table-row>
              <table:table-cell office:value-type="string">
                <text:p>11:39:26</text:p>
              </table:table-cell>
              <table:table-cell office:value-type="float" office:value="61093">
                <text:p>61093</text:p>
              </table:table-cell>
            </table:table-row>
            <table:table-row>
              <table:table-cell office:value-type="string">
                <text:p>11:39:27</text:p>
              </table:table-cell>
              <table:table-cell office:value-type="float" office:value="35329">
                <text:p>35329</text:p>
              </table:table-cell>
            </table:table-row>
            <table:table-row>
              <table:table-cell office:value-type="string">
                <text:p>11:39:28</text:p>
              </table:table-cell>
              <table:table-cell office:value-type="float" office:value="55033">
                <text:p>55033</text:p>
              </table:table-cell>
            </table:table-row>
            <table:table-row>
              <table:table-cell office:value-type="string">
                <text:p>11:39:29</text:p>
              </table:table-cell>
              <table:table-cell office:value-type="float" office:value="72214">
                <text:p>72214</text:p>
              </table:table-cell>
            </table:table-row>
            <table:table-row>
              <table:table-cell office:value-type="string">
                <text:p>11:39:30</text:p>
              </table:table-cell>
              <table:table-cell office:value-type="float" office:value="65404">
                <text:p>65404</text:p>
              </table:table-cell>
            </table:table-row>
            <table:table-row>
              <table:table-cell office:value-type="string">
                <text:p>11:39:31</text:p>
              </table:table-cell>
              <table:table-cell office:value-type="float" office:value="61438">
                <text:p>61438</text:p>
              </table:table-cell>
            </table:table-row>
            <table:table-row>
              <table:table-cell office:value-type="string">
                <text:p>11:39:32</text:p>
              </table:table-cell>
              <table:table-cell office:value-type="float" office:value="74556">
                <text:p>74556</text:p>
              </table:table-cell>
            </table:table-row>
            <table:table-row>
              <table:table-cell office:value-type="string">
                <text:p>11:39:33</text:p>
              </table:table-cell>
              <table:table-cell office:value-type="float" office:value="82331">
                <text:p>82331</text:p>
              </table:table-cell>
            </table:table-row>
            <table:table-row>
              <table:table-cell office:value-type="string">
                <text:p>11:39:34</text:p>
              </table:table-cell>
              <table:table-cell office:value-type="float" office:value="82504">
                <text:p>82504</text:p>
              </table:table-cell>
            </table:table-row>
            <table:table-row>
              <table:table-cell office:value-type="string">
                <text:p>11:39:35</text:p>
              </table:table-cell>
              <table:table-cell office:value-type="float" office:value="71194">
                <text:p>71194</text:p>
              </table:table-cell>
            </table:table-row>
            <table:table-row>
              <table:table-cell office:value-type="string">
                <text:p>11:39:36</text:p>
              </table:table-cell>
              <table:table-cell office:value-type="float" office:value="97720">
                <text:p>97720</text:p>
              </table:table-cell>
            </table:table-row>
            <table:table-row>
              <table:table-cell office:value-type="string">
                <text:p>11:39:37</text:p>
              </table:table-cell>
              <table:table-cell office:value-type="float" office:value="110319">
                <text:p>110319</text:p>
              </table:table-cell>
            </table:table-row>
            <table:table-row>
              <table:table-cell office:value-type="string">
                <text:p>11:39:38</text:p>
              </table:table-cell>
              <table:table-cell office:value-type="float" office:value="68007">
                <text:p>68007</text:p>
              </table:table-cell>
            </table:table-row>
            <table:table-row>
              <table:table-cell office:value-type="string">
                <text:p>11:39:39</text:p>
              </table:table-cell>
              <table:table-cell office:value-type="float" office:value="55100">
                <text:p>55100</text:p>
              </table:table-cell>
            </table:table-row>
            <table:table-row>
              <table:table-cell office:value-type="string">
                <text:p>11:39:40</text:p>
              </table:table-cell>
              <table:table-cell office:value-type="float" office:value="131160">
                <text:p>131160</text:p>
              </table:table-cell>
            </table:table-row>
            <table:table-row>
              <table:table-cell office:value-type="string">
                <text:p>11:39:41</text:p>
              </table:table-cell>
              <table:table-cell office:value-type="float" office:value="46809">
                <text:p>46809</text:p>
              </table:table-cell>
            </table:table-row>
            <table:table-row>
              <table:table-cell office:value-type="string">
                <text:p>11:39:42</text:p>
              </table:table-cell>
              <table:table-cell office:value-type="float" office:value="88730">
                <text:p>88730</text:p>
              </table:table-cell>
            </table:table-row>
            <table:table-row>
              <table:table-cell office:value-type="string">
                <text:p>11:39:43</text:p>
              </table:table-cell>
              <table:table-cell office:value-type="float" office:value="64368">
                <text:p>64368</text:p>
              </table:table-cell>
            </table:table-row>
            <table:table-row>
              <table:table-cell office:value-type="string">
                <text:p>11:39:44</text:p>
              </table:table-cell>
              <table:table-cell office:value-type="float" office:value="84900">
                <text:p>84900</text:p>
              </table:table-cell>
            </table:table-row>
            <table:table-row>
              <table:table-cell office:value-type="string">
                <text:p>11:39:45</text:p>
              </table:table-cell>
              <table:table-cell office:value-type="float" office:value="80706">
                <text:p>80706</text:p>
              </table:table-cell>
            </table:table-row>
            <table:table-row>
              <table:table-cell office:value-type="string">
                <text:p>11:39:46</text:p>
              </table:table-cell>
              <table:table-cell office:value-type="float" office:value="92384">
                <text:p>92384</text:p>
              </table:table-cell>
            </table:table-row>
            <table:table-row>
              <table:table-cell office:value-type="string">
                <text:p>11:39:47</text:p>
              </table:table-cell>
              <table:table-cell office:value-type="float" office:value="96195">
                <text:p>96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033cm" svg:y="0.315cm" chart:style-name="ch2">
          <text:p>test 169, 1 nginx and --cache</text:p>
        </chart:title>
        <chart:legend chart:legend-position="end" svg:x="14.001cm" svg:y="4.005cm" style:legend-expansion="high" chart:style-name="ch3"/>
        <chart:plot-area chart:style-name="ch4" table:cell-range-address="test169.G1:test169.G69 test169.C1:test169.D69" chart:data-source-has-labels="row" svg:x="0.32cm" svg:y="1.248cm" svg:width="13.361cm" svg:height="7.572cm">
          <chartooo:coordinate-region svg:x="1.232cm" svg:y="1.422cm" svg:width="12.078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169.C2:test169.C69" chart:label-cell-address="test169.C1:test169.C1" chart:class="chart:scatter">
            <chart:domain table:cell-range-address="test169.G2:test169.G69"/>
            <chart:data-point chart:repeated="59"/>
          </chart:series>
          <chart:series chart:style-name="ch8" chart:values-cell-range-address="test169.D2:test169.D69" chart:label-cell-address="test169.D1:test169.D1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9.C1:test169.C1</svg:desc>
                </draw:g>
              </table:table-cell>
              <table:table-cell office:value-type="string">
                <text:p>xfertime</text:p>
                <draw:g>
                  <svg:desc>test169.D1:test16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est169.G2:test169.G69</svg:desc>
                </draw:g>
              </table:table-cell>
              <table:table-cell office:value-type="float" office:value="0.000899">
                <text:p>0.000899</text:p>
                <draw:g>
                  <svg:desc>test169.C2:test169.C69</svg:desc>
                </draw:g>
              </table:table-cell>
              <table:table-cell office:value-type="float" office:value="0.003973">
                <text:p>0.003973</text:p>
                <draw:g>
                  <svg:desc>test169.D2:test169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01302">
                <text:p>0.001302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57">
                <text:p>0.001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0119">
                <text:p>0.00119</text:p>
              </table:table-cell>
              <table:table-cell office:value-type="float" office:value="0.001592">
                <text:p>0.001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0.001311">
                <text:p>0.001311</text:p>
              </table:table-cell>
              <table:table-cell office:value-type="float" office:value="0.001429">
                <text:p>0.00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01167">
                <text:p>0.001167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01268">
                <text:p>0.001268</text:p>
              </table:table-cell>
              <table:table-cell office:value-type="float" office:value="0.002196">
                <text:p>0.002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01296">
                <text:p>0.001296</text:p>
              </table:table-cell>
              <table:table-cell office:value-type="float" office:value="0.002644">
                <text:p>0.002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01741">
                <text:p>0.001741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2">
                <text:p>222</text:p>
              </table:table-cell>
              <table:table-cell office:value-type="float" office:value="0.001361">
                <text:p>0.001361</text:p>
              </table:table-cell>
              <table:table-cell office:value-type="float" office:value="0.002454">
                <text:p>0.002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01715">
                <text:p>0.00171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01795">
                <text:p>0.001795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001595">
                <text:p>0.001595</text:p>
              </table:table-cell>
              <table:table-cell office:value-type="float" office:value="0.004241">
                <text:p>0.004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001372">
                <text:p>0.001372</text:p>
              </table:table-cell>
              <table:table-cell office:value-type="float" office:value="0.002909">
                <text:p>0.0029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">
                <text:p>318</text:p>
              </table:table-cell>
              <table:table-cell office:value-type="float" office:value="0.001677">
                <text:p>0.001677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01342">
                <text:p>0.001342</text:p>
              </table:table-cell>
              <table:table-cell office:value-type="float" office:value="0.002702">
                <text:p>0.002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52">
                <text:p>0.001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01288">
                <text:p>0.001288</text:p>
              </table:table-cell>
              <table:table-cell office:value-type="float" office:value="0.001897">
                <text:p>0.001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01521">
                <text:p>0.001521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2">
                <text:p>422</text:p>
              </table:table-cell>
              <table:table-cell office:value-type="float" office:value="0.001612">
                <text:p>0.001612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374">
                <text:p>0.00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001696">
                <text:p>0.001696</text:p>
              </table:table-cell>
              <table:table-cell office:value-type="float" office:value="0.002674">
                <text:p>0.002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71">
                <text:p>0.00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0.001391">
                <text:p>0.001391</text:p>
              </table:table-cell>
              <table:table-cell office:value-type="float" office:value="0.002283">
                <text:p>0.002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0">
                <text:p>530</text:p>
              </table:table-cell>
              <table:table-cell office:value-type="float" office:value="0.002646">
                <text:p>0.002646</text:p>
              </table:table-cell>
              <table:table-cell office:value-type="float" office:value="0.004313">
                <text:p>0.004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0.001791">
                <text:p>0.001791</text:p>
              </table:table-cell>
              <table:table-cell office:value-type="float" office:value="0.002857">
                <text:p>0.00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0.001658">
                <text:p>0.001658</text:p>
              </table:table-cell>
              <table:table-cell office:value-type="float" office:value="0.002654">
                <text:p>0.002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0.002422">
                <text:p>0.002422</text:p>
              </table:table-cell>
              <table:table-cell office:value-type="float" office:value="0.004881">
                <text:p>0.004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9">
                <text:p>599</text:p>
              </table:table-cell>
              <table:table-cell office:value-type="float" office:value="0.001503">
                <text:p>0.001503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4">
                <text:p>614</text:p>
              </table:table-cell>
              <table:table-cell office:value-type="float" office:value="0.001623">
                <text:p>0.001623</text:p>
              </table:table-cell>
              <table:table-cell office:value-type="float" office:value="0.002584">
                <text:p>0.002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">
                <text:p>699</text:p>
              </table:table-cell>
              <table:table-cell office:value-type="float" office:value="0.005073">
                <text:p>0.005073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9">
                <text:p>699</text:p>
              </table:table-cell>
              <table:table-cell office:value-type="float" office:value="0.002118">
                <text:p>0.002118</text:p>
              </table:table-cell>
              <table:table-cell office:value-type="float" office:value="0.002652">
                <text:p>0.002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">
                <text:p>699</text:p>
              </table:table-cell>
              <table:table-cell office:value-type="float" office:value="0.003362">
                <text:p>0.003362</text:p>
              </table:table-cell>
              <table:table-cell office:value-type="float" office:value="0.004747">
                <text:p>0.004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">
                <text:p>698</text:p>
              </table:table-cell>
              <table:table-cell office:value-type="float" office:value="0.001914">
                <text:p>0.001914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7">
                <text:p>717</text:p>
              </table:table-cell>
              <table:table-cell office:value-type="float" office:value="0.017617">
                <text:p>0.017617</text:p>
              </table:table-cell>
              <table:table-cell office:value-type="float" office:value="0.053909">
                <text:p>0.053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9">
                <text:p>799</text:p>
              </table:table-cell>
              <table:table-cell office:value-type="float" office:value="0.001867">
                <text:p>0.001867</text:p>
              </table:table-cell>
              <table:table-cell office:value-type="float" office:value="0.002562">
                <text:p>0.002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9">
                <text:p>799</text:p>
              </table:table-cell>
              <table:table-cell office:value-type="float" office:value="0.002269">
                <text:p>0.002269</text:p>
              </table:table-cell>
              <table:table-cell office:value-type="float" office:value="0.002717">
                <text:p>0.002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0.00129">
                <text:p>0.00129</text:p>
              </table:table-cell>
              <table:table-cell office:value-type="float" office:value="0.001541">
                <text:p>0.001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9">
                <text:p>799</text:p>
              </table:table-cell>
              <table:table-cell office:value-type="float" office:value="0.001799">
                <text:p>0.001799</text:p>
              </table:table-cell>
              <table:table-cell office:value-type="float" office:value="0.002483">
                <text:p>0.002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3">
                <text:p>813</text:p>
              </table:table-cell>
              <table:table-cell office:value-type="float" office:value="0.00278">
                <text:p>0.00278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9">
                <text:p>899</text:p>
              </table:table-cell>
              <table:table-cell office:value-type="float" office:value="0.00265">
                <text:p>0.00265</text:p>
              </table:table-cell>
              <table:table-cell office:value-type="float" office:value="0.003081">
                <text:p>0.003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9">
                <text:p>899</text:p>
              </table:table-cell>
              <table:table-cell office:value-type="float" office:value="0.002274">
                <text:p>0.002274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8">
                <text:p>898</text:p>
              </table:table-cell>
              <table:table-cell office:value-type="float" office:value="0.007496">
                <text:p>0.007496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1446">
                <text:p>0.01446</text:p>
              </table:table-cell>
              <table:table-cell office:value-type="float" office:value="0.018098">
                <text:p>0.0180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8">
                <text:p>918</text:p>
              </table:table-cell>
              <table:table-cell office:value-type="float" office:value="0.002726">
                <text:p>0.002726</text:p>
              </table:table-cell>
              <table:table-cell office:value-type="float" office:value="0.004763">
                <text:p>0.004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004801">
                <text:p>0.004801</text:p>
              </table:table-cell>
              <table:table-cell office:value-type="float" office:value="0.005993">
                <text:p>0.005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9">
                <text:p>999</text:p>
              </table:table-cell>
              <table:table-cell office:value-type="float" office:value="0.011681">
                <text:p>0.011681</text:p>
              </table:table-cell>
              <table:table-cell office:value-type="float" office:value="0.015009">
                <text:p>0.015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  <table:table-cell office:value-type="float" office:value="0.0236">
                <text:p>0.0236</text:p>
              </table:table-cell>
              <table:table-cell office:value-type="float" office:value="0.061555">
                <text:p>0.061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9">
                <text:p>999</text:p>
              </table:table-cell>
              <table:table-cell office:value-type="float" office:value="0.009731">
                <text:p>0.009731</text:p>
              </table:table-cell>
              <table:table-cell office:value-type="float" office:value="0.012721">
                <text:p>0.012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8">
                <text:p>998</text:p>
              </table:table-cell>
              <table:table-cell office:value-type="float" office:value="0.0029">
                <text:p>0.0029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0.037879">
                <text:p>0.037879</text:p>
              </table:table-cell>
              <table:table-cell office:value-type="float" office:value="0.138846">
                <text:p>0.138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9">
                <text:p>999</text:p>
              </table:table-cell>
              <table:table-cell office:value-type="float" office:value="0.006076">
                <text:p>0.006076</text:p>
              </table:table-cell>
              <table:table-cell office:value-type="float" office:value="0.009471">
                <text:p>0.009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009741">
                <text:p>0.009741</text:p>
              </table:table-cell>
              <table:table-cell office:value-type="float" office:value="0.019388">
                <text:p>0.019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9">
                <text:p>999</text:p>
              </table:table-cell>
              <table:table-cell office:value-type="float" office:value="0.003893">
                <text:p>0.003893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008172">
                <text:p>0.008172</text:p>
              </table:table-cell>
              <table:table-cell office:value-type="float" office:value="0.008726">
                <text:p>0.008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9">
                <text:p>999</text:p>
              </table:table-cell>
              <table:table-cell office:value-type="float" office:value="0.007104">
                <text:p>0.007104</text:p>
              </table:table-cell>
              <table:table-cell office:value-type="float" office:value="0.008064">
                <text:p>0.008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">
                <text:p>999</text:p>
              </table:table-cell>
              <table:table-cell office:value-type="float" office:value="0.00916">
                <text:p>0.00916</text:p>
              </table:table-cell>
              <table:table-cell office:value-type="float" office:value="0.010587">
                <text:p>0.01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0.017138">
                <text:p>0.017138</text:p>
              </table:table-cell>
              <table:table-cell office:value-type="float" office:value="0.034995">
                <text:p>0.0349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